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Default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Default" office:value-type="float" office:value="1654">
            <text:p>165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Default" office:value-type="float" office:value="1636">
            <text:p>163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Default" office:value-type="float" office:value="1498">
            <text:p>149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31">
            <text:p>163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Default" office:value-type="float" office:value="1265">
            <text:p>126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581">
            <text:p>158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Default" office:value-type="float" office:value="1140">
            <text:p>11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588">
            <text:p>158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Default" office:value-type="float" office:value="1122">
            <text:p>112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587">
            <text:p>158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Default" office:value-type="float" office:value="1067">
            <text:p>106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596">
            <text:p>159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Default" office:value-type="float" office:value="1014">
            <text:p>101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575">
            <text:p>157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Default" office:value-type="float" office:value="829">
            <text:p>82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Default" office:value-type="float" office:value="808">
            <text:p>80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Default" office:value-type="float" office:value="534">
            <text:p>53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Default" office:value-type="float" office:value="509">
            <text:p>50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 office:value-type="float" office:value="356">
            <text:p>35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 office:value-type="float" office:value="173">
            <text:p>17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 office:value-type="float" office:value="134">
            <text:p>13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 office:value-type="float" office:value="58">
            <text:p>5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 office:value-type="float" office:value="56">
            <text:p>5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ce8" office:value-type="float" office:value="0">
            <text:p>0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6:20:39</dc:date>
    <dc:creator>Julien Lamarche</dc:creator>
    <meta:editing-duration>PT1H37M32S</meta:editing-duration>
    <meta:editing-cycles>20</meta:editing-cycles>
    <meta:generator>LibreOffice/3.5$Linux_x86 LibreOffice_project/350m1$Build-2</meta:generator>
    <meta:document-statistic meta:table-count="4" meta:cell-count="15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